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12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52mm"/>
    </style:style>
    <style:style style:name="co5" style:family="table-column">
      <style:table-column-properties fo:break-before="auto" style:column-width="16.92mm"/>
    </style:style>
    <style:style style:name="co6" style:family="table-column">
      <style:table-column-properties fo:break-before="auto" style:column-width="30.74mm"/>
    </style:style>
    <style:style style:name="co7" style:family="table-column">
      <style:table-column-properties fo:break-before="auto" style:column-width="10.67mm"/>
    </style:style>
    <style:style style:name="co8" style:family="table-column">
      <style:table-column-properties fo:break-before="auto" style:column-width="7.83mm"/>
    </style:style>
    <style:style style:name="co9" style:family="table-column">
      <style:table-column-properties fo:break-before="auto" style:column-width="19.97mm"/>
    </style:style>
    <style:style style:name="co10" style:family="table-column">
      <style:table-column-properties fo:break-before="auto" style:column-width="39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0" style:family="table-cell" style:parent-style-name="Default" style:data-style-name="N11"/>
    <style:style style:name="ce11" style:family="table-cell" style:parent-style-name="Default" style:data-style-name="N61"/>
    <style:style style:name="ce8" style:family="table-cell" style:parent-style-name="Default" style:data-style-name="N129"/>
    <style:style style:name="ce5" style:family="table-cell" style:parent-style-name="Default" style:data-style-name="N129"/>
    <style:style style:name="ce6" style:family="table-cell" style:parent-style-name="Default" style:data-style-name="N11"/>
    <style:style style:name="ce12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29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office:value-type="date" office:date-value="2015-06-21T12:03:00" calcext:value-type="date">
            <text:p>21-06-2015 12:03</text:p>
          </table:table-cell>
          <table:table-cell office:value-type="float" office:value="10.7" calcext:value-type="float">
            <text:p>10.7</text:p>
          </table:table-cell>
          <table:table-cell table:style-name="ce6" table:formula="of:=[.B1]/[.$F$4]" office:value-type="percentage" office:value="0.0429718875502008" calcext:value-type="percentage">
            <text:p>4.30%</text:p>
          </table:table-cell>
          <table:table-cell/>
          <table:table-cell office:value-type="string" calcext:value-type="string">
            <text:p>Slope</text:p>
          </table:table-cell>
          <table:table-cell table:style-name="ce12" table:formula="of:=SLOPE([.$A$1:.$A$9998]; [.$B$1:.$B$9998])" office:value-type="time" office:time-value="PT00H20M26.086956418S" calcext:value-type="time">
            <text:p>00:20:26</text:p>
          </table:table-cell>
          <table:table-cell table:number-columns-repeated="3"/>
        </table:table-row>
        <table:table-row table:style-name="ro1">
          <table:table-cell office:value-type="date" office:date-value="2015-06-21T12:50:00" calcext:value-type="date">
            <text:p>21-06-2015 12:50</text:p>
          </table:table-cell>
          <table:table-cell office:value-type="float" office:value="13" calcext:value-type="float">
            <text:p>13</text:p>
          </table:table-cell>
          <table:table-cell table:style-name="ce6" table:formula="of:=[.B2]/[.$F$4]" office:value-type="percentage" office:value="0.0522088353413655" calcext:value-type="percentage">
            <text:p>5.22%</text:p>
          </table:table-cell>
          <table:table-cell/>
          <table:table-cell office:value-type="string" calcext:value-type="string">
            <text:p>Intercept</text:p>
          </table:table-cell>
          <table:table-cell table:style-name="ce5" table:formula="of:=INTERCEPT([.$A$1:.$A$9998]; [.$B$1:.$B$9998])" office:value-type="date" office:date-value="2015-06-21T08:24:20.87" calcext:value-type="date">
            <text:p>21-06-2015 08:2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arget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table:formula="of:=1000^2/1024^2" office:value-type="float" office:value="0.95367431640625" calcext:value-type="float">
            <text:p>0.953674316406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nished</text:p>
          </table:table-cell>
          <table:table-cell table:style-name="ce5" table:formula="of:=[.F2]+[.F1]*[.F4]" office:value-type="date" office:date-value="2015-06-24T21:12:36.52" calcext:value-type="date">
            <text:p>24-06-2015 21:12</text:p>
          </table:table-cell>
          <table:table-cell table:number-columns-repeated="3"/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1_2" table:style-name="ta1">
        <table:shapes>
          <draw:frame draw:z-index="0" draw:style-name="gr1" draw:text-style-name="P1" svg:width="132.83mm" svg:height="73.11mm" svg:x="133.06mm" svg:y="27.81mm">
            <draw:object draw:notify-on-update-of-ranges="Sheet1_2.F1:Sheet1_2.F999 Sheet1_2.F1:Sheet1_2.F999 Sheet1_2.G1:Sheet1_2.G9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ce4"/>
        <table:table-column table:style-name="co8" table:number-columns-repeated="4" table:default-cell-style-name="ce4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DATE([.A1];[.B1];[.C1])+TIME([.D1];[.E1];0)" office:value-type="date" office:date-value="2024-01-13T20:08:00" calcext:value-type="date">
            <text:p>13-01-2024 20:08</text:p>
          </table:table-cell>
          <table:table-cell office:value-type="float" office:value="63" calcext:value-type="float">
            <text:p>63</text:p>
          </table:table-cell>
          <table:table-cell table:style-name="ce6" table:formula="of:=[.G1]/[.$K$4]" office:value-type="percentage" office:value="0.00455531453362256" calcext:value-type="percentage">
            <text:p>0.46%</text:p>
          </table:table-cell>
          <table:table-cell/>
          <table:table-cell office:value-type="string" calcext:value-type="string">
            <text:p>Slope</text:p>
          </table:table-cell>
          <table:table-cell table:style-name="ce9" table:formula="of:=SLOPE([.$F$1:.$F$9998]; [.$G$1:.$G$9998])" office:value-type="float" office:value="0.0000101315172282017" calcext:value-type="float">
            <text:p>1.01315172282017E-05</text:p>
          </table:table-cell>
          <table:table-cell table:style-name="ce9" table:formula="of:=SLOPE([.$F$11:.$F$9998]; [.$G$11:.$G$9998]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formula="of:=DATE([.A2];[.B2];[.C2])+TIME([.D2];[.E2];0)" office:value-type="date" office:date-value="2024-01-13T21:47:00" calcext:value-type="date">
            <text:p>13-01-2024 21:47</text:p>
          </table:table-cell>
          <table:table-cell office:value-type="float" office:value="6862" calcext:value-type="float">
            <text:p>6862</text:p>
          </table:table-cell>
          <table:table-cell table:style-name="ce6" table:formula="of:=[.G2]/[.$K$4]" office:value-type="percentage" office:value="0.496167751265365" calcext:value-type="percentage">
            <text:p>49.62%</text:p>
          </table:table-cell>
          <table:table-cell/>
          <table:table-cell office:value-type="string" calcext:value-type="string">
            <text:p>Intercept</text:p>
          </table:table-cell>
          <table:table-cell table:style-name="ce5" table:formula="of:=INTERCEPT([.$F$1:.$F$9998]; [.$G$1:.$G$9998])" office:value-type="date" office:date-value="2024-01-13T20:07:03.82623" calcext:value-type="date">
            <text:p>13-01-2024 20:07</text:p>
          </table:table-cell>
          <table:table-cell table:style-name="ce5" table:formula="of:=INTERCEPT([.$F$11:.$F$9998]; [.$G$11:.$G$9998]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table:formula="of:=DATE([.A3];[.B3];[.C3])+TIME([.D3];[.E3];0)" office:value-type="date" office:date-value="2024-01-13T21:58:00" calcext:value-type="date">
            <text:p>13-01-2024 21:58</text:p>
          </table:table-cell>
          <table:table-cell office:value-type="float" office:value="7593" calcext:value-type="float">
            <text:p>7593</text:p>
          </table:table-cell>
          <table:table-cell table:style-name="ce6" table:formula="of:=[.G3]/[.$K$4]" office:value-type="percentage" office:value="0.549023861171367" calcext:value-type="percentage">
            <text:p>54.90%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/>
          <table:table-cell/>
          <table:table-cell office:value-type="string" calcext:value-type="string">
            <text:p>Target</text:p>
          </table:table-cell>
          <table:table-cell office:value-type="float" office:value="13830" calcext:value-type="float">
            <text:p>13830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0^2/1024^2" office:value-type="float" office:value="0.95367431640625" calcext:value-type="float">
            <text:p>0.95367431640625</text:p>
          </table:table-cell>
        </table:table-row>
        <table:table-row table:style-name="ro1">
          <table:table-cell table:number-columns-repeated="7"/>
          <table:table-cell table:style-name="ce6"/>
          <table:table-cell/>
          <table:table-cell office:value-type="string" calcext:value-type="string">
            <text:p>Finished</text:p>
          </table:table-cell>
          <table:table-cell table:style-name="ce5" table:formula="of:=[.K2]+[.K1]*[.K4]" office:value-type="date" office:date-value="2024-01-13T23:28:50.09774" calcext:value-type="date">
            <text:p>13-01-2024 23:28</text:p>
          </table:table-cell>
          <table:table-cell table:style-name="ce5" table:formula="of:=[.L2]+[.L1]*[.L4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"/>
          <table:table-cell/>
          <table:table-cell office:value-type="string" calcext:value-type="string">
            <text:p>Correlation</text:p>
          </table:table-cell>
          <table:table-cell table:style-name="ce6" table:formula="of:=CORREL([.$F$1:.$F$9998]; [.$G$1:.$G$9998])" office:value-type="percentage" office:value="0.99999614444739" calcext:value-type="percentage">
            <text:p>100.00%</text:p>
          </table:table-cell>
          <table:table-cell table:style-name="ce6" table:formula="of:=CORREL([.$F$1:.$F$9998]; [.$G$1:.$G$9998])" office:value-type="percentage" office:value="0.99999614444739" calcext:value-type="percentage">
            <text:p>100.00%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  <table:table-cell table:style-name="ce6"/>
          <table:table-cell table:number-columns-repeated="6"/>
        </table:table-row>
        <table:table-row table:style-name="ro1">
          <table:table-cell table:number-columns-repeated="5"/>
          <table:table-cell table:formula="of:=IF(ISNUMBER([.$A13]);DATE([.A13];[.B13];[.C13])+TIME([.D13];[.E13];0);&quot;&quot;)">
            <text:p/>
          </table:table-cell>
          <table:table-cell/>
          <table:table-cell table:style-name="ce6" table:formula="of:=IF(ISNUMBER([.$A13]);[.G13]/[.$K$4];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IF(ISNUMBER([.$A14]);DATE([.A14];[.B14];[.C14])+TIME([.D14];[.E14];0);&quot;&quot;)">
            <text:p/>
          </table:table-cell>
          <table:table-cell/>
          <table:table-cell table:style-name="ce6" table:formula="of:=IF(ISNUMBER([.$A14]);[.G14]/[.$K$4];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IF(ISNUMBER([.$A15]);DATE([.A15];[.B15];[.C15])+TIME([.D15];[.E15];0);&quot;&quot;)">
            <text:p/>
          </table:table-cell>
          <table:table-cell/>
          <table:table-cell table:style-name="ce6" table:formula="of:=IF(ISNUMBER([.$A15]);[.G15]/[.$K$4];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IF(ISNUMBER([.$A16]);DATE([.A16];[.B16];[.C16])+TIME([.D16];[.E16];0);&quot;&quot;)">
            <text:p/>
          </table:table-cell>
          <table:table-cell/>
          <table:table-cell table:style-name="ce6" table:formula="of:=IF(ISNUMBER([.$A16]);[.G16]/[.$K$4];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IF(ISNUMBER([.$A17]);DATE([.A17];[.B17];[.C17])+TIME([.D17];[.E17];0);&quot;&quot;)">
            <text:p/>
          </table:table-cell>
          <table:table-cell/>
          <table:table-cell table:style-name="ce6" table:formula="of:=IF(ISNUMBER([.$A17]);[.G17]/[.$K$4];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IF(ISNUMBER([.$A18]);DATE([.A18];[.B18];[.C18])+TIME([.D18];[.E18];0);&quot;&quot;)">
            <text:p/>
          </table:table-cell>
          <table:table-cell/>
          <table:table-cell table:style-name="ce6" table:formula="of:=IF(ISNUMBER([.$A18]);[.G18]/[.$K$4];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IF(ISNUMBER([.$A19]);DATE([.A19];[.B19];[.C19])+TIME([.D19];[.E19];0);&quot;&quot;)">
            <text:p/>
          </table:table-cell>
          <table:table-cell/>
          <table:table-cell table:style-name="ce6" table:formula="of:=IF(ISNUMBER([.$A19]);[.G19]/[.$K$4];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IF(ISNUMBER([.$A20]);DATE([.A20];[.B20];[.C20])+TIME([.D20];[.E20];0);&quot;&quot;)">
            <text:p/>
          </table:table-cell>
          <table:table-cell/>
          <table:table-cell table:style-name="ce6" table:formula="of:=IF(ISNUMBER([.$A20]);[.G20]/[.$K$4];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IF(ISNUMBER([.$A21]);DATE([.A21];[.B21];[.C21])+TIME([.D21];[.E21];0);&quot;&quot;)">
            <text:p/>
          </table:table-cell>
          <table:table-cell/>
          <table:table-cell table:style-name="ce6" table:formula="of:=IF(ISNUMBER([.$A21]);[.G21]/[.$K$4];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IF(ISNUMBER([.$A22]);DATE([.A22];[.B22];[.C22])+TIME([.D22];[.E22];0);&quot;&quot;)">
            <text:p/>
          </table:table-cell>
          <table:table-cell/>
          <table:table-cell table:style-name="ce6" table:formula="of:=IF(ISNUMBER([.$A22]);[.G22]/[.$K$4];&quot;&quot;)">
            <text:p/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 table:formula="of:=IF(ISNUMBER([.$A23]);[.G23]/[.$K$4];&quot;&quot;)">
            <text:p/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 table:formula="of:=IF(ISNUMBER([.$A24]);[.G24]/[.$K$4];&quot;&quot;)">
            <text:p/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 table:formula="of:=IF(ISNUMBER([.$A25]);[.G25]/[.$K$4];&quot;&quot;)">
            <text:p/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 table:formula="of:=IF(ISNUMBER([.$A26]);[.G26]/[.$K$4];&quot;&quot;)">
            <text:p/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 table:formula="of:=IF(ISNUMBER([.$A27]);[.G27]/[.$K$4];&quot;&quot;)">
            <text:p/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 table:formula="of:=IF(ISNUMBER([.$A28]);[.G28]/[.$K$4];&quot;&quot;)">
            <text:p/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 table:formula="of:=IF(ISNUMBER([.$A29]);[.G29]/[.$K$4];&quot;&quot;)">
            <text:p/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6" table:formula="of:=IF(ISNUMBER([.$A30]);[.G30]/[.$K$4];&quot;&quot;)">
            <text:p/>
          </table:table-cell>
          <table:table-cell table:number-columns-repeated="6"/>
        </table:table-row>
        <table:table-row table:style-name="ro1" table:number-rows-repeated="104854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C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1_2.F1:Sheet1_2.H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3m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 style:data-style-name="N2" text:time-value="22:03:42.8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06-21T11:44:14.669000000</meta:creation-date>
    <dc:date>2024-01-13T22:04:06.469000000</dc:date>
    <meta:editing-duration>PT8H58M</meta:editing-duration>
    <meta:editing-cycles>15</meta:editing-cycles>
    <meta:generator>LibreOffice/7.6.4.1$Windows_X86_64 LibreOffice_project/e19e193f88cd6c0525a17fb7a176ed8e6a3e2aa1</meta:generator>
    <meta:document-statistic meta:table-count="2" meta:cell-count="8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6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3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84cm" svg:height="7.312cm" xlink:href=".." xlink:type="simple" chart:class="chart:scatter" chart:column-mapping="0" chart:style-name="ch1">
        <chart:plot-area chart:style-name="ch2" table:cell-range-address="Sheet1_2.F1:Sheet1_2.G999" chart:data-source-has-labels="column" svg:x="0.265cm" svg:y="0.146cm" svg:width="12.754cm" svg:height="7.02cm">
          <chart:coordinate-region svg:x="1.278cm" svg:y="0.348cm" svg:width="11.306cm" svg:height="6.165cm"/>
          <chart:axis chart:dimension="x" chart:name="primary-x" chart:style-name="ch3" chartooo:axis-type="auto">
            <chart:categories table:cell-range-address="Sheet1_2.F1:Sheet1_2.F999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_2.G1:Sheet1_2.G999" chart:class="chart:scatter">
            <chart:domain table:cell-range-address="Sheet1_2.F1:Sheet1_2.F999"/>
            <chart:regression-curve chart:style-name="ch7"/>
            <chart:data-point chart:repeated="9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5304.8388888889">
                <text:p>45304.8388888889</text:p>
                <draw:g>
                  <svg:desc>Sheet1_2.F1:Sheet1_2.F999</svg:desc>
                </draw:g>
              </table:table-cell>
              <table:table-cell office:value-type="float" office:value="45304.8388888889">
                <text:p>45304.8388888889</text:p>
                <draw:g>
                  <svg:desc>Sheet1_2.F1:Sheet1_2.F999</svg:desc>
                </draw:g>
              </table:table-cell>
              <table:table-cell office:value-type="float" office:value="63">
                <text:p>63</text:p>
                <draw:g>
                  <svg:desc>Sheet1_2.G1:Sheet1_2.G999</svg:desc>
                </draw:g>
              </table:table-cell>
            </table:table-row>
            <table:table-row>
              <table:table-cell office:value-type="float" office:value="45304.9076388889">
                <text:p>45304.9076388889</text:p>
              </table:table-cell>
              <table:table-cell office:value-type="float" office:value="45304.9076388889">
                <text:p>45304.9076388889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float" office:value="45304.9152777778">
                <text:p>45304.9152777778</text:p>
              </table:table-cell>
              <table:table-cell office:value-type="float" office:value="45304.9152777778">
                <text:p>45304.9152777778</text:p>
              </table:table-cell>
              <table:table-cell office:value-type="float" office:value="7593">
                <text:p>7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